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vastauskappale">
      <style:text-properties fo:font-weight="normal" style:font-weight-asian="normal" style:font-weight-complex="normal"/>
    </style:style>
    <style:style style:name="P4" style:family="paragraph" style:parent-style-name="vastauskappale">
      <style:text-properties officeooo:paragraph-rsid="001a1c7c"/>
    </style:style>
    <style:style style:name="P5" style:family="paragraph" style:parent-style-name="seloste">
      <style:text-properties officeooo:paragraph-rsid="001a1c7c"/>
    </style:style>
    <style:style style:name="P6" style:family="paragraph" style:parent-style-name="paaotsikko">
      <style:text-properties officeooo:rsid="001a1c7c" officeooo:paragraph-rsid="001a1c7c"/>
    </style:style>
    <style:style style:name="P7" style:family="paragraph" style:parent-style-name="lomakeotsikko">
      <style:text-properties officeooo:rsid="001a1c7c" officeooo:paragraph-rsid="001a1c7c"/>
    </style:style>
    <style:style style:name="P8" style:family="paragraph" style:parent-style-name="lomakeotsikko">
      <style:text-properties officeooo:rsid="001b7738" officeooo:paragraph-rsid="001b7738"/>
    </style:style>
    <style:style style:name="P9" style:family="paragraph" style:parent-style-name="seloste">
      <style:text-properties officeooo:paragraph-rsid="001b7738"/>
    </style:style>
    <style:style style:name="P10" style:family="paragraph" style:parent-style-name="vastauskappale">
      <style:text-properties officeooo:rsid="001a1c7c" officeooo:paragraph-rsid="001b7738"/>
    </style:style>
    <style:style style:name="T1" style:family="text">
      <style:text-properties officeooo:rsid="001a1c7c"/>
    </style:style>
    <style:style style:name="T2" style:family="text">
      <style:text-properties officeooo:rsid="001b7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uone</text:p>
      <text:p text:style-name="lomakeotsikko">N<text:span text:style-name="T1">umero</text:span></text:p>
      <text:p text:style-name="vastauskappale"/>
      <text:p text:style-name="lomakeotsikko">Yleiskuvaus<text:tab/></text:p>
      <text:p text:style-name="P3"/>
      <text:p text:style-name="P7">Huoneteksti</text:p>
      <text:p text:style-name="P4"/>
      <text:p text:style-name="P8">Huonehp</text:p>
      <text:p text:style-name="P9">(<text:span text:style-name="T2">huoneen hp:n kuvaus tai null</text:span>)</text:p>
      <text:p text:style-name="P10"/>
      <text:p text:style-name="P7">Pohjoinen</text:p>
      <text:p text:style-name="seloste">(<text:span text:style-name="T1">mihin huoneeseen (nro) pääsee tai null, jos ei pääse pohjoiseen</text:span>)</text:p>
      <text:p text:style-name="vastauskappale"/>
      <text:p text:style-name="P7">Itä</text:p>
      <text:p text:style-name="P5">(<text:span text:style-name="T1">mihin huoneeseen (nro) pääsee tai null, jos ei pääse itään</text:span>)</text:p>
      <text:p text:style-name="vastauskappale"/>
      <text:p text:style-name="P7">Etelä</text:p>
      <text:p text:style-name="P5">(<text:span text:style-name="T1">mihin huoneeseen (nro) pääsee tai null, jos ei pääse etelään</text:span>)</text:p>
      <text:p text:style-name="vastauskappale"/>
      <text:p text:style-name="P7">Länsi</text:p>
      <text:p text:style-name="P5">(<text:span text:style-name="T1">mihin huoneeseen (nro) pääsee tai null, jos ei pääse länteen</text:span>)</text:p>
      <text:p text:style-name="vastauskappale"/>
      <text:p text:style-name="P7">Vastustaja</text:p>
      <text:p text:style-name="seloste">(<text:span text:style-name="T1">onko tasossa vastustaja ja jos on minkä niminen</text:span>)</text:p>
      <text:p text:style-name="vastauskappale"/>
      <text:p text:style-name="P7">Avain</text:p>
      <text:p text:style-name="seloste">(<text:span text:style-name="T1">onko huoneessa avain poimittavissa (avaimen numero)</text:span>)</text:p>
      <text:p text:style-name="vastauskappale"/>
      <text:p text:style-name="P7">Esine</text:p>
      <text:p text:style-name="seloste">(<text:span text:style-name="T1">onko huoneessa esine, jos on mikä</text:span>)</text:p>
      <text:p text:style-name="vastauskappale"/>
      <text:p text:style-name="lomakeotsikko">Muita huomioita</text:p>
      <text:p text:style-name="vastauskappal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makeotsikko" style:family="paragraph" style:parent-style-name="Text" style:next-style-name="vastauskappale" style:master-page-name="">
      <loext:graphic-properties draw:fill="none" draw:fill-color="#cfe7f5"/>
      <style:paragraph-properties fo:margin-top="0cm" fo:margin-bottom="0cm" style:contextual-spacing="false" style:page-number="auto" fo:background-color="transparent" style:shadow="none"/>
      <style:text-properties fo:font-size="14pt" fo:font-style="normal" fo:font-weight="bold"/>
    </style:style>
    <style:style style:name="Text" style:family="paragraph" style:parent-style-name="Caption" style:class="extra"/>
    <style:style style:name="seloste" style:family="paragraph" style:parent-style-name="Text" style:next-style-name="vastauskappale" style:master-page-name="">
      <loext:graphic-properties draw:fill="none" draw:fill-color="#cfe7f5"/>
      <style:paragraph-properties fo:margin-left="0cm" fo:margin-right="0cm" fo:margin-top="0cm" fo:margin-bottom="0cm" style:contextual-spacing="false" fo:text-indent="0cm" style:auto-text-indent="false" style:page-number="auto" fo:background-color="transparent" style:shadow="none">
        <style:tab-stops/>
        <style:drop-cap/>
      </style:paragraph-properties>
      <style:text-properties fo:font-size="10pt" fo:font-style="normal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alaotsikko" style:family="paragraph" style:parent-style-name="Text" style:next-style-name="vastauskappale" style:default-outline-level="" style:list-style-name="List_20_1">
      <loext:graphic-properties draw:fill="none" draw:fill-color="#cfe7f5"/>
      <style:paragraph-properties fo:background-color="transparent">
        <style:tab-stops/>
      </style:paragraph-properties>
      <style:text-properties fo:font-size="12pt" fo:font-style="normal" fo:font-weight="normal"/>
    </style:style>
    <style:style style:name="vastauskappale" style:family="paragraph" style:parent-style-name="Text_20_body">
      <loext:graphic-properties draw:fill="none" draw:fill-color="#cfe7f5"/>
      <style:paragraph-properties fo:background-color="transparent" fo:padding="0.049cm" fo:border="0.06pt solid #000000" style:shadow="none"/>
      <style:text-properties fo:color="#000080" loext:opacity="100%" style:font-size-asian="10.5pt"/>
    </style:style>
    <style:style style:name="paaotsikko" style:family="paragraph" style:parent-style-name="Heading" style:next-style-name="lomakeotsikko" style:master-page-name="">
      <loext:graphic-properties draw:fill="solid" draw:fill-color="#e6e6e6" draw:opacity="100%"/>
      <style:paragraph-properties fo:margin-top="0.7cm" fo:margin-bottom="0.21cm" style:contextual-spacing="false" fo:line-height="200%" style:page-number="auto" fo:background-color="#e6e6e6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uettelot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Segoe UI'" style:font-style-name="Normaali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Segoe UI'" style:font-style-name="Normaali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elisuunnittelu<text:tab/><text:page-number text:select-page="current">1</text:page-number>(<text:page-count>1</text:page-count>)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8-26T10:35:04.73</meta:creation-date>
    <dc:date>2022-08-02T09:14:47.012766320</dc:date>
    <meta:editing-duration>PT6H35M40S</meta:editing-duration>
    <meta:editing-cycles>54</meta:editing-cycles>
    <meta:generator>LibreOffice/7.2.7.2$Linux_X86_64 LibreOffice_project/20$Build-2</meta:generator>
    <meta:document-statistic meta:table-count="0" meta:image-count="0" meta:object-count="0" meta:page-count="1" meta:paragraph-count="22" meta:word-count="81" meta:character-count="534" meta:non-whitespace-character-count="474"/>
  </office:meta>
</office:document-meta>
</file>